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11e611" officeooo:paragraph-rsid="00208549"/>
    </style:style>
    <style:style style:name="P3" style:family="paragraph" style:parent-style-name="Table_20_Contents">
      <style:paragraph-properties style:snap-to-layout-grid="false"/>
      <style:text-properties officeooo:rsid="001f4e1d" officeooo:paragraph-rsid="001f4e1d"/>
    </style:style>
    <style:style style:name="P4" style:family="paragraph" style:parent-style-name="Table_20_Heading">
      <style:paragraph-properties style:snap-to-layout-grid="false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1b904a" officeooo:paragraph-rsid="001b904a"/>
    </style:style>
    <style:style style:name="P6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7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17b57b"/>
    </style:style>
    <style:style style:name="P8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1e611" officeooo:paragraph-rsid="0011e611"/>
    </style:style>
    <style:style style:name="P9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1e611" officeooo:paragraph-rsid="00251e7a"/>
    </style:style>
    <style:style style:name="P10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1e611"/>
    </style:style>
    <style:style style:name="P11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b904a"/>
    </style:style>
    <style:style style:name="P12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7b57b"/>
    </style:style>
    <style:style style:name="P13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233464"/>
    </style:style>
    <style:style style:name="P14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7b57b" officeooo:paragraph-rsid="001b904a"/>
    </style:style>
    <style:style style:name="P15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T1" style:family="text">
      <style:text-properties officeooo:rsid="0011e611"/>
    </style:style>
    <style:style style:name="T2" style:family="text">
      <style:text-properties officeooo:rsid="0017b57b"/>
    </style:style>
    <style:style style:name="T3" style:family="text">
      <style:text-properties style:text-underline-style="solid" style:text-underline-width="auto" style:text-underline-color="font-color" officeooo:rsid="00253cbf"/>
    </style:style>
    <style:style style:name="T4" style:family="text">
      <style:text-properties style:text-underline-style="none" officeooo:rsid="0017b57b"/>
    </style:style>
    <style:style style:name="T5" style:family="text">
      <style:text-properties style:text-underline-style="none" officeooo:rsid="00253cbf"/>
    </style:style>
    <style:style style:name="T6" style:family="text">
      <style:text-properties officeooo:rsid="0019adef"/>
    </style:style>
    <style:style style:name="T7" style:family="text">
      <style:text-properties officeooo:rsid="001b904a"/>
    </style:style>
    <style:style style:name="T8" style:family="text">
      <style:text-properties officeooo:rsid="001a4f1c"/>
    </style:style>
    <style:style style:name="T9" style:family="text">
      <style:text-properties officeooo:rsid="001d628b"/>
    </style:style>
    <style:style style:name="T10" style:family="text">
      <style:text-properties officeooo:rsid="00230cd0"/>
    </style:style>
    <style:style style:name="T11" style:family="text">
      <style:text-properties officeooo:rsid="00253cbf"/>
    </style:style>
    <style:style style:name="T12" style:family="text">
      <style:text-properties officeooo:rsid="00218bed"/>
    </style:style>
    <style:style style:name="T13" style:family="text">
      <style:text-properties officeooo:rsid="002453b8"/>
    </style:style>
    <style:style style:name="T14" style:family="text">
      <style:text-properties officeooo:rsid="00251e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5" text:outline-level="2"><text:file-name text:display="name">UC05.10.03 - Excluir Curs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4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4">Data</text:p>
          </table:table-cell>
          <table:table-cell table:style-name="Tabela1.A2" office:value-type="string">
            <text:p text:style-name="P4">Autor</text:p>
          </table:table-cell>
          <table:table-cell table:style-name="Tabela1.C2" office:value-type="string">
            <text:p text:style-name="P4">Descrição</text:p>
          </table:table-cell>
        </table:table-row>
        <table:table-row table:style-name="Tabela1.1">
          <table:table-cell table:style-name="Tabela1.A2" office:value-type="string">
            <text:p text:style-name="P2">0<text:span text:style-name="T10">5</text:span>/0<text:span text:style-name="T10">9</text:span>/11</text:p>
          </table:table-cell>
          <table:table-cell table:style-name="Tabela1.A2" office:value-type="string">
            <text:p text:style-name="P3">Vinícius Marques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6" text:outline-level="3">Pré-condições</text:h>
      <text:list xml:id="list1203473585" text:style-name="WW8Num5">
        <text:list-item>
          <text:p text:style-name="P8">Usuário deve ter permissão de acesso;</text:p>
        </text:list-item>
        <text:list-item>
          <text:p text:style-name="P10"><text:span text:style-name="T1">Usuário acionou a opção </text:span><text:span text:style-name="T7">Excluir</text:span><text:span text:style-name="T6"> de um </text:span><text:span text:style-name="T13">C</text:span><text:span text:style-name="T9">urso</text:span><text:span text:style-name="T6"> específico</text:span><text:span text:style-name="T2"> no caso de uso base;</text:span></text:p>
        </text:list-item>
      </text:list>
      <text:h text:style-name="P6" text:outline-level="3">Atores</text:h>
      <text:p text:style-name="Text_20_body">Coordenador (primário)</text:p>
      <text:h text:style-name="P6" text:outline-level="3">Fluxo Principal</text:h>
      <text:list xml:id="list1467602520" text:continue-list="list1203473585" text:style-name="WW8Num5">
        <text:list-item text:start-value="1">
          <text:p text:style-name="P10"><text:bookmark-start text:name="__DdeLink__99_1968549385"/><text:span text:style-name="T1">Sistema </text:span><text:span text:style-name="T6">exibe</text:span><text:span text:style-name="T2">:</text:span></text:p>
          <text:list>
            <text:list-item>
              <text:p text:style-name="P8"><text:span text:style-name="T14">Sigla do</text:span><text:span text:style-name="T9"> curso</text:span></text:p>
            </text:list-item>
            <text:list-item>
              <text:p text:style-name="P9"><text:span text:style-name="T14">Nome do curso</text:span></text:p>
            </text:list-item>
            <text:list-item>
              <text:p text:style-name="P9"><text:span text:style-name="T14">Tipo de curso</text:span></text:p>
            </text:list-item>
          </text:list>
        </text:list-item>
        <text:list-item>
          <text:p text:style-name="P10"><text:span text:style-name="T2">Sistema exibe as o</text:span><text:span text:style-name="T1">pç</text:span><text:span text:style-name="T2">ões</text:span><text:span text:style-name="T1"> </text:span><text:span text:style-name="T7">Confirmar Exclusão</text:span><text:span text:style-name="T2"> e Cancelar;</text:span></text:p>
        </text:list-item>
        <text:list-item>
          <text:p text:style-name="P11"><text:span text:style-name="T2">Usuário aciona a opção </text:span><text:span text:style-name="T7">Confirmar Exclusão</text:span><text:span text:style-name="T2">;</text:span></text:p>
        </text:list-item>
        <text:list-item>
          <text:p text:style-name="P14"><text:bookmark-end text:name="__DdeLink__99_1968549385"/><text:bookmark-start text:name="__DdeLink__564_1968549385"/><text:span text:style-name="T8">Sistema exibe a mensagem '</text:span><text:span text:style-name="T14">Cu</text:span><text:span text:style-name="T9">rso</text:span><text:span text:style-name="T8"> </text:span><text:span text:style-name="T7">excluído</text:span><text:span text:style-name="T8"> com sucesso' e volta ao passo 1 do caso de uso base;</text:span><text:bookmark-end text:name="__DdeLink__564_1968549385"/></text:p>
        </text:list-item>
      </text:list>
      <text:h text:style-name="P7" text:outline-level="3">Pós-condições</text:h>
      <text:list xml:id="list1579040583" text:continue-list="list1467602520" text:style-name="WW8Num5">
        <text:list-item text:start-value="1">
          <text:p text:style-name="P12"><text:span text:style-name="T2">Sistema </text:span><text:span text:style-name="T7">exclui o </text:span><text:span text:style-name="T9">Tipo de curso</text:span><text:span text:style-name="T7"> e;</text:span></text:p>
        </text:list-item>
        <text:list-item>
          <text:p text:style-name="P13"><text:span text:style-name="T2">Sistema registrou no log de auditoria, para o usuário logado, a seguinte mensagem: “</text:span><text:span text:style-name="T7">Excluído o</text:span><text:span text:style-name="T2"> </text:span><text:span text:style-name="T11">C</text:span><text:span text:style-name="T12">urso</text:span><text:span text:style-name="T2"> </text:span><text:span text:style-name="T11">da sigla </text:span><text:span text:style-name="T3">TASI</text:span><text:span text:style-name="T2"> , </text:span><text:span text:style-name="T11">curso </text:span><text:span text:style-name="T3">TIAE</text:span><text:span text:style-name="T4"> <text:s/></text:span><text:span text:style-name="T5">e Tipo de curso </text:span><text:span text:style-name="T3">Pós-Graduação</text:span><text:span text:style-name="T4">”</text:span></text:p>
        </text:list-item>
      </text:list>
      <text:h text:style-name="P6" text:outline-level="3">Regras de Negócio</text:h>
      <text:p text:style-name="P5">N/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9-09T19:35:29</dc:date>
    <meta:editing-cycles>23</meta:editing-cycles>
    <meta:editing-duration>PT00H55M32S</meta:editing-duration>
    <meta:generator>OpenOffice.org/3.2$Linux OpenOffice.org_project/320m19$Build-9505</meta:generator>
    <meta:document-statistic meta:table-count="1" meta:image-count="0" meta:object-count="0" meta:page-count="1" meta:paragraph-count="26" meta:word-count="139" meta:character-count="799"/>
    <meta:user-defined meta:name="_DocHome" meta:value-type="float">1971586133</meta:user-defined>
  </office:meta>
</office:document-meta>
</file>